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mpact" svg:font-family="Impact"/>
    <style:font-face style:name="Time New Roman" svg:font-family="'Time New Roman'"/>
    <style:font-face style:name="futura new" svg:font-family="'futura new', sans-serif"/>
    <style:font-face style:name="sans-serif" svg:font-family="sans-serif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 style:master-page-name="">
      <style:paragraph-properties fo:margin-left="0cm" fo:margin-right="0cm" fo:line-height="150%" fo:text-indent="1.199cm" style:auto-text-indent="false" style:page-number="auto"/>
      <style:text-properties fo:color="#000000" officeooo:paragraph-rsid="00088066" fo:background-color="transparent"/>
    </style:style>
    <style:style style:name="P2" style:family="paragraph" style:parent-style-name="Standard" style:list-style-name="L1">
      <style:paragraph-properties fo:margin-left="0cm" fo:margin-right="0cm" fo:line-height="150%" fo:text-indent="1.199cm" style:auto-text-indent="false"/>
      <style:text-properties fo:color="#000000" officeooo:rsid="000926bf" officeooo:paragraph-rsid="000926bf" fo:background-color="transparent"/>
    </style:style>
    <style:style style:name="P3" style:family="paragraph" style:parent-style-name="Standard" style:list-style-name="L1">
      <style:paragraph-properties fo:margin-left="0cm" fo:margin-right="0cm" fo:line-height="150%" fo:text-indent="1.199cm" style:auto-text-indent="false"/>
      <style:text-properties fo:color="#000000" officeooo:rsid="000a60a3" officeooo:paragraph-rsid="000a60a3" fo:background-color="transparent"/>
    </style:style>
    <style:style style:name="P4" style:family="paragraph" style:parent-style-name="Standard" style:list-style-name="L1">
      <style:paragraph-properties fo:margin-left="0cm" fo:margin-right="0cm" fo:line-height="150%" fo:text-indent="1.199cm" style:auto-text-indent="false"/>
      <style:text-properties fo:font-variant="normal" fo:text-transform="none" fo:color="#333333" style:font-name="futura new" fo:font-size="11.8999996185303pt" fo:letter-spacing="normal" fo:font-style="normal" fo:font-weight="normal" officeooo:rsid="000a60a3" officeooo:paragraph-rsid="000a60a3" fo:background-color="transparent"/>
    </style:style>
    <style:style style:name="T1" style:family="text">
      <style:text-properties fo:font-variant="normal" fo:text-transform="none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font-name="Times New Roman" fo:font-size="14pt" fo:letter-spacing="normal" fo:font-style="normal" style:text-underline-style="none" fo:font-weight="normal" style:text-blinking="false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font-name="Times New Roman" fo:font-size="14pt" fo:letter-spacing="normal" fo:font-style="normal" style:text-underline-style="none" fo:font-weight="normal" officeooo:rsid="000926bf" style:text-blinking="false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font-name="Times New Roman" fo:font-size="14pt" fo:letter-spacing="normal" fo:font-style="italic" style:text-underline-style="none" fo:font-weight="normal" style:text-blinking="false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0bf8cd" style:font-style-asian="normal" style:font-style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504926810733648125" text:style-name="L1">
        <text:list-item>
          <text:list>
            <text:list-item>
              <text:list>
                <text:list-item>
                  <text:p text:style-name="P1"><text:span text:style-name="T1">Б. Райзберг, Л. Лозовский, Е. Стародубцева: </text:span><text:span text:style-name="T2">Современный экономический словарь</text:span><text:span text:style-name="T3">;</text:span></text:p>
                </text:list-item>
                <text:list-item>
                  <text:p text:style-name="P2"><text:span text:style-name="T4">The Standish Group</text:span><text:span text:style-name="T2">: «</text:span><text:span text:style-name="T4">Chaos Report</text:span><text:span text:style-name="T2">», 1995;</text:span></text:p>
                </text:list-item>
                <text:list-item>
                  <text:p text:style-name="P3"><text:span text:style-name="T2">Заренков В.А.: Управление проектами: Учебное пособие. - 2-е издание - М.: Изд-во АСВ; СПб.: СПбГАСУ, 2006</text:span></text:p>
                </text:list-item>
                <text:list-item>
                  <text:p text:style-name="P3"><text:span text:style-name="T6">Хенрик Книберг, Маттиас Скаррин:</text:span><text:span text:style-name="T5"> Scrum</text:span> и <text:span text:style-name="T5">Kanban</text:span>. Выжимаем максимум.: <text:span text:style-name="T5">C4Media Inc. </text:span><text:span text:style-name="T6">2010</text:span></text:p>
                </text:list-item>
                <text:list-item>
                  <text:p text:style-name="P4">Кент Бек: Экстремальное программирование: разработка через тестирование<text:span text:style-name="T7">: БИБЛИОТЕКА ПРОГРАММИСТА: 2003</text:span></text:p>
                  <text:p text:style-name="P4"><text:span text:style-name="T7"/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mpact" svg:font-family="Impact"/>
    <style:font-face style:name="Time New Roman" svg:font-family="'Time New Roman'"/>
    <style:font-face style:name="futura new" svg:font-family="'futura new', sans-serif"/>
    <style:font-face style:name="sans-serif" svg:font-family="sans-serif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08:32:13.051046853</meta:creation-date>
    <dc:date>2015-05-24T22:49:13.842612000</dc:date>
    <meta:editing-duration>PT1H16M30S</meta:editing-duration>
    <meta:editing-cycles>8</meta:editing-cycles>
    <meta:generator>LibreOffice/4.3.4.1$MacOSX_x86 LibreOffice_project/bc356b2f991740509f321d70e4512a6a54c5f243</meta:generator>
    <meta:document-statistic meta:table-count="0" meta:image-count="0" meta:object-count="0" meta:page-count="1" meta:paragraph-count="5" meta:word-count="58" meta:character-count="422" meta:non-whitespace-character-count="374"/>
  </office:meta>
</office:document-meta>
</file>